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Hiragino Kaku Gothic Pro" fo:font-size="10pt" style:font-size-asian="10pt" style:font-size-complex="10pt"/>
    </style:style>
    <style:style style:name="T1" style:family="text">
      <style:text-properties fo:color="#0066ff"/>
    </style:style>
    <style:style style:name="T2" style:family="text">
      <style:text-properties fo:color="#0066ff" style:font-name="Hiragino Kaku Gothic Pro" fo:font-style="normal" style:font-name-asian="CourierNewPS-ItalicMT" style:font-style-asian="normal" style:font-name-complex="CourierNewPS-ItalicMT" style:font-style-complex="normal"/>
    </style:style>
    <style:style style:name="T3" style:family="text">
      <style:text-properties fo:color="#0066ff" style:text-underline-style="none" fo:font-weight="normal" style:font-weight-asian="normal" style:font-weight-complex="normal"/>
    </style:style>
    <style:style style:name="T4" style:family="text">
      <style:text-properties fo:color="#ff0000"/>
    </style:style>
    <style:style style:name="T5" style:family="text">
      <style:text-properties fo:color="#ff00ff"/>
    </style:style>
    <style:style style:name="T6" style:family="text">
      <style:text-properties fo:color="#000000"/>
    </style:style>
    <style:style style:name="T7" style:family="text">
      <style:text-properties fo:color="#000000" style:font-name="Hiragino Kaku Gothic Pro" fo:font-style="normal" style:font-name-asian="CourierNewPS-ItalicMT" style:font-style-asian="normal" style:font-name-complex="CourierNewPS-ItalicMT" style:font-style-complex="normal"/>
    </style:style>
    <style:style style:name="T8" style:family="text">
      <style:text-properties fo:color="#000000" style:font-name="Hiragino Kaku Gothic Pro" fo:font-style="normal" style:text-underline-style="none" fo:font-weight="normal" style:font-name-asian="CourierNewPS-ItalicMT" style:font-style-asian="normal" style:font-weight-asian="normal" style:font-name-complex="CourierNewPS-ItalicMT" style:font-style-complex="normal" style:font-weight-complex="normal"/>
    </style:style>
    <style:style style:name="T9" style:family="text">
      <style:text-properties fo:color="#999966"/>
    </style:style>
    <style:style style:name="T10" style:family="text">
      <style:text-properties fo:color="#999966" style:text-underline-style="none" fo:font-weight="normal" style:font-weight-asian="normal" style:font-weight-complex="normal"/>
    </style:style>
    <style:style style:name="T11" style:family="text">
      <style:text-properties fo:color="#999966" style:font-name="Hiragino Kaku Gothic Pro" fo:font-style="normal" style:text-underline-style="none" fo:font-weight="normal" style:font-name-asian="CourierNewPS-ItalicMT" style:font-style-asian="normal" style:font-weight-asian="normal" style:font-name-complex="CourierNewPS-ItalicMT" style:font-style-complex="normal" style:font-weight-complex="normal"/>
    </style:style>
    <style:style style:name="T12" style:family="text">
      <style:text-properties fo:color="#999966" fo:font-style="normal" style:text-underline-style="none" fo:font-weight="normal" style:font-name-asian="CourierNewPS-ItalicMT" style:font-style-asian="normal" style:font-weight-asian="normal" style:font-name-complex="CourierNewPS-ItalicMT" style:font-style-complex="normal" style:font-weight-complex="normal"/>
    </style:style>
    <style:style style:name="T13" style:family="text">
      <style:text-properties fo:color="#999966" fo:font-style="normal" style:font-name-asian="CourierNewPS-ItalicMT" style:font-style-asian="normal" style:font-name-complex="CourierNewPS-ItalicMT" style:font-style-complex="normal"/>
    </style:style>
    <style:style style:name="T14" style:family="text">
      <style:text-properties fo:color="#ff99ff"/>
    </style:style>
    <style:style style:name="T1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/>
      <text:p text:style-name="P2">Question nº3 : processus client</text:p>
      <text:p text:style-name="P2"/>
      <text:p text:style-name="P3"><text:span text:style-name="T1">#include</text:span> <text:span text:style-name="T5">« nsy103.h »</text:span></text:p>
      <text:p text:style-name="P3"><text:span text:style-name="T1">int</text:span><text:tab/><text:tab/>main()</text:p>
      <text:p text:style-name="P6"><text:span text:style-name="T15">{</text:span></text:p>
      <text:p text:style-name="P6"><text:span text:style-name="T3"><text:tab/>int</text:span><text:span text:style-name="T15"> <text:s/>id_specatcle, place, choix, </text:span><text:span text:style-name="T8">sockfd, sockservc, sockservr, client, servc, servr</text:span><text:span text:style-name="T15"> ;</text:span></text:p>
      <text:p text:style-name="P3"><text:tab/>t_requete<text:tab/>msg ;</text:p>
      <text:p text:style-name="P6"><text:span text:style-name="T15"><text:tab/>t_reponse<text:tab/>rep ;</text:span></text:p>
      <text:p text:style-name="P6"><text:span text:style-name="T8"><text:tab/></text:span><text:span text:style-name="T2">struct</text:span><text:span text:style-name="T7"> addrinfo hints, *svc, *svr, *res; </text:span></text:p>
      <text:p text:style-name="P3"><text:tab/></text:p>
      <text:p text:style-name="P6"><text:span text:style-name="T15"><text:tab/></text:span><text:span text:style-name="T10">/* Creation du socket client et attachement */</text:span></text:p>
      <text:p text:style-name="P6"><text:span text:style-name="T11"><text:tab/></text:span><text:span text:style-name="T8">memset(&amp;hints, 0, sizeof(hints));</text:span></text:p>
      <text:p text:style-name="P6"><text:span text:style-name="T7"><text:tab/>hints.ai_family = AF_UNSPEC;</text:span></text:p>
      <text:p text:style-name="P6"><text:span text:style-name="T7"><text:tab/>hints.ai_socktype = SOCK_STREAM;</text:span></text:p>
      <text:p text:style-name="P6"><text:span text:style-name="T7"><text:tab/>hints.ai_flags = AI_PASSIVE;</text:span></text:p>
      <text:p text:style-name="P6"><text:span text:style-name="T8"><text:tab/>client = getaddrinfo(NULL, PORTC, &amp;hints, &amp;res);</text:span></text:p>
      <text:p text:style-name="P6"><text:span text:style-name="T8"/></text:p>
      <text:p text:style-name="P6"><text:span text:style-name="T8"><text:tab/></text:span><text:span text:style-name="T7">sockfd = socket(res-&gt;ai_family, res-&gt;ai_socktype, res-&gt;ai_protocol);</text:span></text:p>
      <text:p text:style-name="P6"><text:span text:style-name="T8"/></text:p>
      <text:p text:style-name="P6"><text:span text:style-name="T8"><text:tab/>bind(sockfd, res-&gt;ai_addr, res-&gt;ai_addrlen);</text:span></text:p>
      <text:p text:style-name="P6"><text:span text:style-name="T8"><text:tab/></text:span></text:p>
      <text:p text:style-name="P6"><text:span text:style-name="T8"><text:tab/></text:span><text:span text:style-name="T12">/* Création du socket serveur consultation*/</text:span></text:p>
      <text:p text:style-name="P6"><text:span text:style-name="T8"><text:tab/></text:span><text:span text:style-name="T7">memset(&amp;hints, 0, sizeof(hints));</text:span></text:p>
      <text:p text:style-name="P6"><text:span text:style-name="T7"><text:tab/>hints.ai_family = AF_UNSPEC;</text:span></text:p>
      <text:p text:style-name="P6"><text:span text:style-name="T7"><text:tab/>hints.ai_socktype = SOCK_STREAM; </text:span></text:p>
      <text:p text:style-name="P6"><text:span text:style-name="T8"><text:tab/>servc = getaddrinfo(SERVEUR, PORTSC, &amp;hints, &amp;svc);</text:span></text:p>
      <text:p text:style-name="P6"><text:span text:style-name="T8"><text:tab/></text:span></text:p>
      <text:p text:style-name="P6"><text:span text:style-name="T8"><text:tab/>sockservc = socket(svc-&gt;ai_family, svc-&gt;ai_socktype, svc-&gt;ai_protocol);</text:span></text:p>
      <text:p text:style-name="P6"><text:span text:style-name="T8"/></text:p>
      <text:p text:style-name="P6"><text:span text:style-name="T12"><text:tab/>/* Création du socket serveur reservation*/</text:span></text:p>
      <text:p text:style-name="P6"><text:span text:style-name="T8"><text:tab/></text:span><text:span text:style-name="T7">memset(&amp;hints, 0, sizeof(hints));</text:span></text:p>
      <text:p text:style-name="P6"><text:span text:style-name="T7"><text:tab/>hints.ai_family = AF_UNSPEC;</text:span></text:p>
      <text:p text:style-name="P6"><text:span text:style-name="T7"><text:tab/>hints.ai_socktype = SOCK_STREAM; </text:span></text:p>
      <text:p text:style-name="P6"><text:span text:style-name="T8"><text:tab/>servr = getaddrinfo(SERVEUR, PORTSR, &amp;hints, &amp;svr);</text:span></text:p>
      <text:p text:style-name="P6"><text:span text:style-name="T8"/></text:p>
      <text:p text:style-name="P6"><text:span text:style-name="T8"><text:tab/>sockservr = socket(svr-&gt;ai_family, svr-&gt;ai_socktype, svr-&gt;ai_protocol);</text:span></text:p>
      <text:p text:style-name="P6"><text:span text:style-name="T8"/></text:p>
      <text:p text:style-name="P4"><text:tab/>/* Remplissage des information de base*/</text:p>
      <text:p text:style-name="P3"><text:tab/>msg.pid = getpid() ;</text:p>
      <text:p text:style-name="P3"><text:tab/></text:p>
      <text:p text:style-name="P3"><text:tab/><text:span text:style-name="T4">do</text:span>{</text:p>
      <text:p text:style-name="P3"><text:tab/><text:tab/>printf( <text:span text:style-name="T5">« 1) consulter les spectacles </text:span><text:span text:style-name="T14">\n</text:span><text:span text:style-name="T5"> 2) acheter des places  </text:span><text:span text:style-name="T14">\n</text:span><text:span text:style-name="T5"> 0) quitter</text:span><text:span text:style-name="T14">\n</text:span><text:span text:style-name="T5">»</text:span>) ;</text:p>
      <text:p text:style-name="P3"><text:tab/><text:tab/>scanf( <text:span text:style-name="T5">« </text:span><text:span text:style-name="T14">%d</text:span><text:span text:style-name="T5"> »</text:span><text:span text:style-name="T6">, </text:span>choix) ;</text:p>
      <text:p text:style-name="P3"><text:tab/><text:tab/><text:span text:style-name="T4">if</text:span> (choix == 2)</text:p>
      <text:p text:style-name="P3"><text:tab/><text:tab/>{</text:p>
      <text:p text:style-name="P3"><text:tab/><text:tab/><text:tab/>printf( <text:span text:style-name="T5">« indiquez le spectacle et le nombre de place </text:span><text:span text:style-name="T14">\n</text:span><text:span text:style-name="T5">»</text:span>) ;</text:p>
      <text:p text:style-name="P3"><text:soft-page-break/><text:tab/><text:tab/><text:tab/>scanf( <text:span text:style-name="T5">« </text:span><text:span text:style-name="T14">%d%d</text:span><text:span text:style-name="T5"> »</text:span>, id_spectacle, place) ;</text:p>
      <text:p text:style-name="P3"><text:tab/><text:tab/><text:tab/>msg.id_spectacle = id_spectalce ;</text:p>
      <text:p text:style-name="P3"><text:tab/><text:tab/><text:tab/>msg.place = place ;</text:p>
      <text:p text:style-name="P3"><text:tab/><text:tab/>}</text:p>
      <text:p text:style-name="P3"><text:tab/><text:tab/>msg.type = choix ;</text:p>
      <text:p text:style-name="P3"><text:tab/><text:tab/></text:p>
      <text:p text:style-name="P3"><text:tab/><text:tab/><text:span text:style-name="T4">if</text:span> (choix == 1 || choix == 2)</text:p>
      <text:p text:style-name="P3"><text:tab/><text:tab/>{</text:p>
      <text:p text:style-name="P3"><text:tab/><text:tab/><text:tab/><text:span text:style-name="T4">if </text:span>(choix == 1)</text:p>
      <text:p text:style-name="P3"><text:tab/><text:tab/><text:tab/>{</text:p>
      <text:p text:style-name="P3"><text:tab/><text:tab/><text:tab/><text:tab/><text:span text:style-name="T9">/* Connexion au serveur consultation */</text:span></text:p>
      <text:p text:style-name="P3"><text:tab/><text:tab/><text:tab/><text:tab/><text:span text:style-name="T7">connect(sockfd, svc-&gt;ai_addr, svc-&gt;ai_addrlen);</text:span></text:p>
      <text:p text:style-name="P3"><text:tab/><text:span text:style-name="T4"><text:tab/><text:tab/><text:tab/></text:span><text:span text:style-name="T9">/* Envoie de la requête */</text:span></text:p>
      <text:p text:style-name="P3"><text:tab/><text:tab/><text:tab/><text:tab/>send(<text:span text:style-name="T7">sockservc</text:span>, &amp;msg, <text:span text:style-name="T4">sizeof</text:span>( msg), 0) ;</text:p>
      <text:p text:style-name="P3"><text:tab/><text:tab/><text:tab/>}</text:p>
      <text:p text:style-name="P3"/>
      <text:p text:style-name="P3"><text:span text:style-name="T4"><text:tab/><text:tab/><text:tab/>if </text:span>(choix == 2)</text:p>
      <text:p text:style-name="P3"><text:tab/><text:tab/><text:tab/>{</text:p>
      <text:p text:style-name="P3"><text:tab/><text:tab/><text:tab/><text:tab/><text:span text:style-name="T9">/* Connexion au serveur réservation */</text:span></text:p>
      <text:p text:style-name="P3"><text:tab/><text:tab/><text:tab/><text:tab/><text:span text:style-name="T7">connect(sockfd, svr-&gt;ai_addr, svr-&gt;ai_addrlen);</text:span></text:p>
      <text:p text:style-name="P3"><text:tab/><text:span text:style-name="T4"><text:tab/><text:tab/><text:tab/></text:span><text:span text:style-name="T9">/* Envoie de la requête */</text:span></text:p>
      <text:p text:style-name="P3"><text:tab/><text:tab/><text:tab/><text:tab/>send(sockservr, &amp;msg, <text:span text:style-name="T4">sizeof</text:span>( msg), 0) ;</text:p>
      <text:p text:style-name="P3"><text:tab/><text:tab/><text:tab/>}</text:p>
      <text:p text:style-name="P3"/>
      <text:p text:style-name="P3"><text:tab/><text:tab/><text:tab/><text:span text:style-name="T9">/* Réception de la réponse */</text:span></text:p>
      <text:p text:style-name="P3"><text:tab/><text:tab/><text:tab/><text:span text:style-name="T7">recv(sockfd, rep, 1, 0);</text:span></text:p>
      <text:p text:style-name="P3"><text:tab/><text:tab/></text:p>
      <text:p text:style-name="P3"><text:tab/><text:tab/><text:tab/><text:span text:style-name="T9">/* Impression du message de retour suivant le serveur */</text:span></text:p>
      <text:p text:style-name="P3"><text:tab/><text:tab/><text:tab/>printf(<text:span text:style-name="T5">« </text:span><text:span text:style-name="T14">%s</text:span><text:span text:style-name="T5"> »</text:span>, rep.info) ;</text:p>
      <text:p text:style-name="P3"><text:tab/><text:tab/><text:tab/><text:span text:style-name="T4">if</text:span> (choix == 1)</text:p>
      <text:p text:style-name="P3"><text:tab/><text:tab/><text:tab/><text:tab/><text:span text:style-name="T9">/* L'ensemble des spectacle est contenu dans une liste chaînée de <text:tab/><text:tab/><text:tab/><text:tab/> * structure t_billet il faut donc une fonction pour parcourir et </text:span></text:p>
      <text:p text:style-name="P4"><text:tab/><text:tab/><text:tab/><text:tab/> * afficher <text:s/>l'ensemble des spectacle */</text:p>
      <text:p text:style-name="P3"><text:tab/><text:tab/><text:tab/><text:tab/>ft_print_list(rep.data) ;</text:p>
      <text:p text:style-name="P3"><text:tab/><text:tab/>}</text:p>
      <text:p text:style-name="P3"><text:tab/><text:span text:style-name="T4">while </text:span>(choix == 1 || choix == 2) ;</text:p>
      <text:p text:style-name="P3"><text:span text:style-name="T7"><text:tab/></text:span><text:span text:style-name="T13">/* Fermeture des socket */</text:span></text:p>
      <text:p text:style-name="P3"><text:span text:style-name="T7"><text:tab/>close(sockfd);</text:span></text:p>
      <text:p text:style-name="P3"><text:span text:style-name="T7"><text:tab/>close(sockservc);</text:span></text:p>
      <text:p text:style-name="P3"><text:span text:style-name="T7"><text:tab/>close(sockservr);</text:span></text:p>
      <text:p text:style-name="P3"><text:tab/><text:span text:style-name="T4">return </text:span>(0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3T16:01:33</meta:creation-date>
    <dc:date>2019-01-27T19:55:30</dc:date>
    <dc:creator>bill tremendous</dc:creator>
    <meta:editing-duration>PT1H36M27S</meta:editing-duration>
    <meta:editing-cycles>9</meta:editing-cycles>
    <meta:generator>OpenOffice/4.1.5$Unix OpenOffice.org_project/415m1$Build-9789</meta:generator>
    <meta:document-statistic meta:table-count="0" meta:image-count="0" meta:object-count="0" meta:page-count="2" meta:paragraph-count="80" meta:word-count="336" meta:character-count="2422"/>
  </office:meta>
</office:document-meta>
</file>